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51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99ff66" draw:opacity="50%" draw:textarea-horizontal-align="justify" draw:textarea-vertical-align="middle" draw:auto-grow-height="false" fo:min-height="2.29cm" fo:min-width="1.151cm" draw:shadow-opacity="50%"/>
    </style:style>
    <style:style style:name="gr5" style:family="graphic" style:parent-style-name="standard">
      <style:graphic-properties draw:fill-color="#99ff66" draw:textarea-horizontal-align="justify" draw:textarea-vertical-align="middle" draw:auto-grow-height="false" fo:min-height="2.29cm" fo:min-width="1.151cm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standard">
      <style:graphic-properties draw:stroke="none" svg:stroke-color="#000000" draw:fill="none" draw:fill-color="#ffffff" fo:min-height="0.949cm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 fo:min-height="3.306cm" fo:min-width="14.359cm"/>
    </style:style>
    <style:style style:name="gr9" style:family="graphic" style:parent-style-name="standard">
      <style:graphic-properties draw:fill-color="#ffcc00" draw:textarea-horizontal-align="justify" draw:textarea-vertical-align="middle" draw:auto-grow-height="false" fo:min-height="2.671cm" fo:min-width="1.151cm"/>
    </style:style>
    <style:style style:name="gr10" style:family="graphic" style:parent-style-name="standard">
      <style:graphic-properties draw:textarea-horizontal-align="justify" draw:textarea-vertical-align="middle" draw:auto-grow-height="false" fo:min-height="0.766cm" fo:min-width="0.77cm"/>
    </style:style>
    <style:style style:name="gr11" style:family="graphic" style:parent-style-name="standard">
      <style:graphic-properties draw:opacity="50%" draw:textarea-horizontal-align="justify" draw:textarea-vertical-align="middle" draw:auto-grow-height="false" fo:min-height="0.766cm" fo:min-width="0.77cm" draw:shadow-opacity="50%"/>
    </style:style>
    <style:style style:name="gr12" style:family="graphic" style:parent-style-name="standard">
      <style:graphic-properties draw:opacity="50%" draw:fill-image-width="0cm" draw:fill-image-height="0cm" draw:textarea-horizontal-align="justify" draw:textarea-vertical-align="middle" draw:auto-grow-height="false" fo:min-height="0.766cm" fo:min-width="0.77cm" draw:shadow-opacity="50%"/>
    </style:style>
    <style:style style:name="gr13" style:family="graphic" style:parent-style-name="standard">
      <style:graphic-properties draw:fill-color="#ff6600" draw:opacity="50%" draw:textarea-horizontal-align="justify" draw:textarea-vertical-align="middle" draw:auto-grow-height="false" fo:min-height="0.512cm" fo:min-width="1.024cm" draw:shadow-opacity="50%"/>
    </style:style>
    <style:style style:name="gr1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374cm"/>
    </style:style>
    <style:style style:name="gr17" style:family="graphic" style:parent-style-name="standard">
      <style:graphic-properties draw:fill-color="#ffcc00" draw:textarea-horizontal-align="justify" draw:textarea-vertical-align="middle" draw:auto-grow-height="false" fo:min-height="0.366cm" fo:min-width="7.724cm"/>
    </style:style>
    <style:style style:name="gr18" style:family="graphic" style:parent-style-name="standard">
      <style:graphic-properties draw:fill-color="#9900ff" draw:textarea-horizontal-align="justify" draw:textarea-vertical-align="middle" draw:auto-grow-height="false" fo:min-height="0.417cm" fo:min-width="0cm"/>
    </style:style>
    <style:style style:name="gr19" style:family="graphic" style:parent-style-name="standard">
      <style:graphic-properties draw:stroke="none" svg:stroke-color="#000000" draw:fill="none" draw:fill-color="#ffffff" fo:min-height="0.348cm"/>
    </style:style>
    <style:style style:name="gr20" style:family="graphic" style:parent-style-name="standard">
      <style:graphic-properties draw:stroke="none" svg:stroke-color="#000000" draw:fill="none" draw:fill-color="#ffffff" fo:min-height="0.358cm"/>
    </style:style>
    <style:style style:name="gr21" style:family="graphic" style:parent-style-name="standard">
      <style:graphic-properties draw:stroke="none" svg:stroke-color="#000000" draw:fill="none" draw:fill-color="#ffffff" fo:min-height="0.541cm"/>
    </style:style>
    <style:style style:name="gr22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2pt" fo:font-weight="bold" style:font-size-asian="18pt" style:font-weight-asian="bold" style:font-size-complex="18pt" style:font-weight-complex="bold"/>
    </style:style>
    <style:style style:name="P3" style:family="paragraph">
      <loext:graphic-properties draw:fill="none" draw:fill-color="#ffffff"/>
      <style:text-properties fo:font-size="12pt" fo:font-weight="bold" style:font-size-asian="18pt" style:font-weight-asian="bold" style:font-size-complex="18pt" style:font-weight-complex="bold"/>
    </style:style>
    <style:style style:name="P4" style:family="paragraph">
      <loext:graphic-properties draw:fill-color="#99ff66" draw:opacity="50%"/>
      <style:paragraph-properties fo:text-align="center"/>
    </style:style>
    <style:style style:name="P5" style:family="paragraph">
      <loext:graphic-properties draw:fill-color="#99ff66"/>
      <style:paragraph-properties fo:text-align="center"/>
    </style:style>
    <style:style style:name="P6" style:family="paragraph">
      <style:text-properties fo:font-size="12pt" style:font-size-asian="18pt" style:font-size-complex="18pt"/>
    </style:style>
    <style:style style:name="P7" style:family="paragraph">
      <loext:graphic-properties draw:fill="none" draw:fill-color="#ffffff"/>
      <style:text-properties fo:font-size="12pt" style:font-size-asian="18pt" style:font-size-complex="18pt"/>
    </style:style>
    <style:style style:name="P8" style:family="paragraph">
      <loext:graphic-properties draw:fill-color="#ffff99"/>
      <style:paragraph-properties fo:text-align="center"/>
    </style:style>
    <style:style style:name="P9" style:family="paragraph">
      <style:paragraph-properties fo:text-align="center"/>
      <style:text-properties fo:font-size="12pt" style:font-size-asian="18pt" style:font-size-complex="18pt"/>
    </style:style>
    <style:style style:name="P10" style:family="paragraph">
      <loext:graphic-properties draw:fill-color="#ffcc00"/>
      <style:paragraph-properties fo:text-align="center"/>
      <style:text-properties fo:font-size="12pt" style:font-size-asian="18pt" style:font-size-complex="18pt"/>
    </style:style>
    <style:style style:name="P11" style:family="paragraph">
      <style:paragraph-properties fo:text-align="center"/>
    </style:style>
    <style:style style:name="P12" style:family="paragraph">
      <loext:graphic-properties draw:opacity="50%"/>
      <style:paragraph-properties fo:text-align="center"/>
      <style:text-properties fo:font-size="12pt" style:font-size-asian="18pt" style:font-size-complex="18pt"/>
    </style:style>
    <style:style style:name="P13" style:family="paragraph">
      <loext:graphic-properties draw:opacity="50%" draw:fill-image-width="0cm" draw:fill-image-height="0cm"/>
      <style:paragraph-properties fo:text-align="center"/>
      <style:text-properties fo:font-size="12pt" style:font-size-asian="18pt" style:font-size-complex="18pt"/>
    </style:style>
    <style:style style:name="P14" style:family="paragraph">
      <style:paragraph-properties fo:text-align="center"/>
      <style:text-properties fo:font-size="12pt"/>
    </style:style>
    <style:style style:name="P15" style:family="paragraph">
      <loext:graphic-properties draw:fill-color="#ff6600" draw:opacity="50%"/>
      <style:paragraph-properties fo:text-align="center"/>
      <style:text-properties fo:font-size="12pt"/>
    </style:style>
    <style:style style:name="P16" style:family="paragraph">
      <loext:graphic-properties draw:fill-color="#ffcc00"/>
      <style:paragraph-properties fo:text-align="center"/>
    </style:style>
    <style:style style:name="P17" style:family="paragraph">
      <loext:graphic-properties draw:fill-color="#9900ff"/>
      <style:paragraph-properties fo:text-align="center"/>
    </style:style>
    <style:style style:name="P18" style:family="paragraph">
      <style:text-properties fo:color="#9900ff" fo:font-size="12pt" fo:font-weight="bold" style:font-size-asian="18pt" style:font-weight-asian="bold" style:font-size-complex="18pt" style:font-weight-complex="bold"/>
    </style:style>
    <style:style style:name="P19" style:family="paragraph">
      <loext:graphic-properties draw:fill="none" draw:fill-color="#ffffff"/>
      <style:text-properties fo:color="#9900ff" fo:font-size="12pt" fo:font-weight="bold" style:font-size-asian="18pt" style:font-weight-asian="bold" style:font-size-complex="18pt" style:font-weight-complex="bold"/>
    </style:style>
    <style:style style:name="P20" style:family="paragraph">
      <style:text-properties fo:color="#729fcf" fo:font-size="12pt" fo:font-weight="bold" style:font-size-asian="18pt" style:font-weight-asian="bold" style:font-size-complex="18pt" style:font-weight-complex="bold"/>
    </style:style>
    <style:style style:name="P21" style:family="paragraph">
      <loext:graphic-properties draw:fill="none" draw:fill-color="#ffffff"/>
      <style:text-properties fo:color="#729fcf" fo:font-size="12pt" fo:font-weight="bold" style:font-size-asian="18pt" style:font-weight-asian="bold" style:font-size-complex="18pt" style:font-weight-complex="bold"/>
    </style:style>
    <style:style style:name="P22" style:family="paragraph">
      <loext:graphic-properties draw:fill-color="#000000"/>
      <style:paragraph-properties fo:text-align="center"/>
    </style:style>
    <style:style style:name="T1" style:family="text">
      <style:text-properties fo:font-size="12pt" fo:font-weight="bold" style:font-size-asian="18pt" style:font-weight-asian="bold" style:font-size-complex="18pt" style:font-weight-complex="bold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2pt"/>
    </style:style>
    <style:style style:name="T4" style:family="text">
      <style:text-properties style:text-position="sub 58%" fo:font-size="12pt" style:font-size-asian="18pt" style:font-size-complex="18pt"/>
    </style:style>
    <style:style style:name="T5" style:family="text">
      <style:text-properties fo:color="#9900ff" fo:font-size="12pt" fo:font-weight="bold" style:font-size-asian="18pt" style:font-weight-asian="bold" style:font-size-complex="18pt" style:font-weight-complex="bold"/>
    </style:style>
    <style:style style:name="T6" style:family="text">
      <style:text-properties fo:color="#729fcf" fo:font-size="1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3.091cm" svg:x2="18.018cm" svg:y2="3.032cm">
          <text:p/>
        </draw:line>
        <draw:frame draw:style-name="gr2" draw:text-style-name="P3" draw:layer="layout" svg:width="3.937cm" svg:height="1.199cm" svg:x="17.256cm" svg:y="1.508cm">
          <draw:text-box>
            <text:p text:style-name="P2"><text:span text:style-name="T1">Simulation</text:span></text:p>
            <text:p text:style-name="P2"><text:span text:style-name="T1">Time</text:span></text:p>
          </draw:text-box>
        </draw:frame>
        <draw:line draw:style-name="gr3" draw:text-style-name="P1" draw:layer="layout" svg:x1="2.397cm" svg:y1="2.71cm" svg:x2="2.397cm" svg:y2="3.472cm">
          <text:p/>
        </draw:line>
        <draw:line draw:style-name="gr3" draw:text-style-name="P1" draw:layer="layout" svg:x1="3.497cm" svg:y1="2.71cm" svg:x2="3.497cm" svg:y2="3.472cm">
          <text:p/>
        </draw:line>
        <draw:line draw:style-name="gr3" draw:text-style-name="P1" draw:layer="layout" svg:x1="5.597cm" svg:y1="2.71cm" svg:x2="5.597cm" svg:y2="3.472cm">
          <text:p/>
        </draw:line>
        <draw:line draw:style-name="gr3" draw:text-style-name="P1" draw:layer="layout" svg:x1="4.497cm" svg:y1="2.71cm" svg:x2="4.497cm" svg:y2="3.472cm">
          <text:p/>
        </draw:line>
        <draw:line draw:style-name="gr3" draw:text-style-name="P1" draw:layer="layout" svg:x1="6.697cm" svg:y1="2.71cm" svg:x2="6.717cm" svg:y2="3.394cm">
          <text:p/>
        </draw:line>
        <draw:line draw:style-name="gr3" draw:text-style-name="P1" draw:layer="layout" svg:x1="14.197cm" svg:y1="2.61cm" svg:x2="14.197cm" svg:y2="3.372cm">
          <text:p/>
        </draw:line>
        <draw:frame draw:style-name="gr2" draw:text-style-name="P3" draw:layer="layout" svg:width="2.159cm" svg:height="0.762cm" svg:x="3.667cm" svg:y="1.508cm">
          <draw:text-box>
            <text:p text:style-name="P2"><text:span text:style-name="T1">Epochs</text:span></text:p>
          </draw:text-box>
        </draw:frame>
        <draw:line draw:style-name="gr1" draw:text-style-name="P1" draw:layer="layout" svg:x1="1cm" svg:y1="5.788cm" svg:x2="18.145cm" svg:y2="5.661cm">
          <text:p/>
        </draw:line>
        <draw:frame draw:style-name="gr2" draw:text-style-name="P3" draw:layer="layout" svg:width="2.54cm" svg:height="1.199cm" svg:x="18.145cm" svg:y="5.026cm">
          <draw:text-box>
            <text:p text:style-name="P2"><text:span text:style-name="T1">Event</text:span></text:p>
            <text:p text:style-name="P2"><text:span text:style-name="T1">List</text:span></text:p>
          </draw:text-box>
        </draw:frame>
        <draw:custom-shape draw:style-name="gr4" draw:text-style-name="P4" draw:layer="layout" svg:width="1.651cm" svg:height="2.54cm" svg:x="8.779cm" svg:y="4.5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651cm" svg:height="2.54cm" svg:x="6.92cm" svg:y="4.5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651cm" svg:height="2.54cm" svg:x="5.015cm" svg:y="4.5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651cm" svg:height="2.54cm" svg:x="1.324cm" svg:y="4.5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651cm" svg:height="2.54cm" svg:x="3.156cm" svg:y="4.5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651cm" svg:height="2.54cm" svg:x="10.638cm" svg:y="4.51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797cm" svg:y1="2.71cm" svg:x2="5.797cm" svg:y2="3.472cm">
          <text:p/>
        </draw:line>
        <draw:frame draw:style-name="gr2" draw:text-style-name="P7" draw:layer="layout" svg:width="0.762cm" svg:height="0.762cm" svg:x="1.762cm" svg:y="2.251cm">
          <draw:text-box>
            <text:p text:style-name="P6"><text:span text:style-name="T2">0</text:span></text:p>
          </draw:text-box>
        </draw:frame>
        <draw:frame draw:style-name="gr2" draw:text-style-name="P7" draw:layer="layout" svg:width="0.762cm" svg:height="0.762cm" svg:x="2.778cm" svg:y="2.251cm">
          <draw:text-box>
            <text:p text:style-name="P6"><text:span text:style-name="T2">1</text:span></text:p>
          </draw:text-box>
        </draw:frame>
        <draw:frame draw:style-name="gr2" draw:text-style-name="P7" draw:layer="layout" svg:width="0.762cm" svg:height="0.762cm" svg:x="3.878cm" svg:y="2.251cm">
          <draw:text-box>
            <text:p text:style-name="P6"><text:span text:style-name="T2">2</text:span></text:p>
          </draw:text-box>
        </draw:frame>
        <draw:frame draw:style-name="gr2" draw:text-style-name="P7" draw:layer="layout" svg:width="0.762cm" svg:height="0.762cm" svg:x="4.978cm" svg:y="2.251cm">
          <draw:text-box>
            <text:p text:style-name="P6"><text:span text:style-name="T2">3</text:span></text:p>
          </draw:text-box>
        </draw:frame>
        <draw:frame draw:style-name="gr2" draw:text-style-name="P7" draw:layer="layout" svg:width="1.143cm" svg:height="0.762cm" svg:x="5.699cm" svg:y="2.278cm">
          <draw:text-box>
            <text:p text:style-name="P6"><text:span text:style-name="T2">3.2</text:span></text:p>
          </draw:text-box>
        </draw:frame>
        <draw:frame draw:style-name="gr2" draw:text-style-name="P7" draw:layer="layout" svg:width="1.143cm" svg:height="0.762cm" svg:x="6.715cm" svg:y="2.305cm">
          <draw:text-box>
            <text:p text:style-name="P6"><text:span text:style-name="T2">4</text:span></text:p>
          </draw:text-box>
        </draw:frame>
        <draw:frame draw:style-name="gr2" draw:text-style-name="P7" draw:layer="layout" svg:width="1.397cm" svg:height="0.762cm" svg:x="1.508cm" svg:y="4.645cm">
          <draw:text-box>
            <text:p text:style-name="P6"><text:span text:style-name="T2">t=0</text:span></text:p>
          </draw:text-box>
        </draw:frame>
        <draw:frame draw:style-name="gr2" draw:text-style-name="P7" draw:layer="layout" svg:width="1.397cm" svg:height="0.762cm" svg:x="3.309cm" svg:y="4.645cm">
          <draw:text-box>
            <text:p text:style-name="P6"><text:span text:style-name="T2">t=1</text:span></text:p>
          </draw:text-box>
        </draw:frame>
        <draw:frame draw:style-name="gr2" draw:text-style-name="P7" draw:layer="layout" svg:width="1.397cm" svg:height="0.762cm" svg:x="5.11cm" svg:y="4.645cm">
          <draw:text-box>
            <text:p text:style-name="P6"><text:span text:style-name="T2">t=2</text:span></text:p>
          </draw:text-box>
        </draw:frame>
        <draw:frame draw:style-name="gr2" draw:text-style-name="P7" draw:layer="layout" svg:width="1.397cm" svg:height="0.762cm" svg:x="7.01cm" svg:y="4.645cm">
          <draw:text-box>
            <text:p text:style-name="P6"><text:span text:style-name="T2">t=3</text:span></text:p>
          </draw:text-box>
        </draw:frame>
        <draw:frame draw:style-name="gr6" draw:text-style-name="P7" draw:layer="layout" svg:width="1.905cm" svg:height="0.889cm" svg:x="8.774cm" svg:y="4.618cm">
          <draw:text-box>
            <text:p text:style-name="P6"><text:span text:style-name="T2">t=3.2</text:span></text:p>
          </draw:text-box>
        </draw:frame>
        <draw:frame draw:style-name="gr2" draw:text-style-name="P7" draw:layer="layout" svg:width="1.397cm" svg:height="0.762cm" svg:x="10.811cm" svg:y="4.645cm">
          <draw:text-box>
            <text:p text:style-name="P6"><text:span text:style-name="T2">t=4</text:span></text:p>
          </draw:text-box>
        </draw:frame>
        <draw:custom-shape draw:style-name="gr4" draw:text-style-name="P4" draw:layer="layout" svg:width="1.651cm" svg:height="2.54cm" svg:x="15.638cm" svg:y="4.518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.905cm" svg:height="1.199cm" svg:x="1.254cm" svg:y="5.915cm">
          <draw:text-box>
            <text:p text:style-name="P6"><text:span text:style-name="T2">ARR[0]</text:span></text:p>
          </draw:text-box>
        </draw:frame>
        <draw:frame draw:style-name="gr7" draw:text-style-name="P7" draw:layer="layout" svg:width="1.905cm" svg:height="1.199cm" svg:x="3.055cm" svg:y="5.916cm">
          <draw:text-box>
            <text:p text:style-name="P6"><text:span text:style-name="T2">ARR[1]</text:span></text:p>
          </draw:text-box>
        </draw:frame>
        <draw:frame draw:style-name="gr7" draw:text-style-name="P7" draw:layer="layout" svg:width="1.905cm" svg:height="1.199cm" svg:x="4.955cm" svg:y="5.916cm">
          <draw:text-box>
            <text:p text:style-name="P6"><text:span text:style-name="T2">ARR[2]</text:span></text:p>
          </draw:text-box>
        </draw:frame>
        <draw:frame draw:style-name="gr7" draw:text-style-name="P7" draw:layer="layout" svg:width="1.905cm" svg:height="1.199cm" svg:x="6.855cm" svg:y="5.916cm">
          <draw:text-box>
            <text:p text:style-name="P6"><text:span text:style-name="T2">ARR[3]</text:span></text:p>
          </draw:text-box>
        </draw:frame>
        <draw:frame draw:style-name="gr7" draw:text-style-name="P7" xml:id="id2" draw:id="id2" draw:layer="layout" svg:width="1.905cm" svg:height="1.199cm" svg:x="8.655cm" svg:y="5.916cm">
          <draw:text-box>
            <text:p text:style-name="P6"><text:span text:style-name="T2">DEP[1]</text:span></text:p>
          </draw:text-box>
        </draw:frame>
        <draw:frame draw:style-name="gr7" draw:text-style-name="P7" draw:layer="layout" svg:width="1.905cm" svg:height="1.199cm" svg:x="10.555cm" svg:y="5.916cm">
          <draw:text-box>
            <text:p text:style-name="P6"><text:span text:style-name="T2">ARR[4]</text:span></text:p>
          </draw:text-box>
        </draw:frame>
        <draw:frame draw:style-name="gr7" draw:text-style-name="P7" draw:layer="layout" svg:width="1.905cm" svg:height="1.199cm" svg:x="15.555cm" svg:y="5.916cm">
          <draw:text-box>
            <text:p text:style-name="P6"><text:span text:style-name="T2">DEP[8]</text:span></text:p>
          </draw:text-box>
        </draw:frame>
        <draw:custom-shape draw:style-name="gr8" draw:text-style-name="P8" draw:layer="layout" svg:width="14.859cm" svg:height="3.556cm" svg:x="2.143cm" svg:y="9.1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651cm" svg:height="2.921cm" svg:x="2.945cm" svg:y="9.725cm">
          <text:p text:style-name="P9"><text:span text:style-name="T2">OLD</text:span></text:p>
          <text:p text:style-name="P9"><text:span text:style-name="T2">STAT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651cm" svg:height="2.921cm" draw:transform="skewX (-0.00820304748437335) translate (14.521cm 9.725cm)">
          <text:p text:style-name="P9"><text:span text:style-name="T2">NEW</text:span></text:p>
          <text:p text:style-name="P9"><text:span text:style-name="T2">STATE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27cm" svg:height="1.016cm" svg:x="4.986cm" svg:y="8.687cm">
          <text:p text:style-name="P11"><text:span text:style-name="T2">RES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.27cm" svg:height="1.016cm" svg:x="10.779cm" svg:y="9.298cm">
          <text:p text:style-name="P11"><text:span text:style-name="T2">DEP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1" draw:id="id1" draw:layer="layout" svg:width="1.27cm" svg:height="1.016cm" svg:x="7.786cm" svg:y="8.687cm">
          <text:p text:style-name="P11"><text:span text:style-name="T2">ARR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27cm" svg:height="1.016cm" svg:x="9.186cm" svg:y="8.687cm">
          <text:p text:style-name="P11"><text:span text:style-name="T2">REV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.27cm" svg:height="1.016cm" svg:x="12.179cm" svg:y="9.298cm">
          <text:p text:style-name="P11"><text:span text:style-name="T2">DROP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524cm" svg:height="0.762cm" svg:x="3.032cm" svg:y="11.884cm">
          <text:p text:style-name="P14"><text:span text:style-name="T3">t=t</text:span><text:span text:style-name="T4">-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524cm" svg:height="0.762cm" svg:x="14.608cm" svg:y="11.884cm">
          <text:p text:style-name="P14"><text:span text:style-name="T3">t=t</text:span><text:span text:style-name="T4">+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794cm" svg:y1="7.058cm" svg:x2="8.366cm" svg:y2="8.709cm">
          <text:p/>
        </draw:line>
        <draw:custom-shape draw:style-name="gr10" draw:text-style-name="P9" xml:id="id3" draw:id="id3" draw:layer="layout" svg:width="1.27cm" svg:height="1.016cm" svg:x="6.388cm" svg:y="8.687cm">
          <text:p text:style-name="P11"><text:span text:style-name="T2">UPD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8.421cm" svg:y1="8.687cm" svg:x2="9.607cm" svg:y2="7.115cm" draw:start-shape="id1" draw:start-glue-point="0" draw:end-shape="id2" draw:end-glue-point="2" svg:d="M8421 8687v-786h1186v-786" svg:viewBox="0 0 1187 1573">
          <text:p/>
        </draw:connector>
        <draw:connector draw:style-name="gr15" draw:text-style-name="P1" draw:layer="layout" draw:line-skew="0.283cm" svg:x1="8.421cm" svg:y1="9.703cm" svg:x2="7.023cm" svg:y2="9.703cm" draw:start-shape="id1" draw:end-shape="id3" draw:end-glue-point="2" svg:d="M8421 9703v784h-1398v-784" svg:viewBox="0 0 1399 785">
          <text:p/>
        </draw:connector>
        <draw:frame draw:style-name="gr2" draw:text-style-name="P3" draw:layer="layout" svg:width="4.445cm" svg:height="0.762cm" svg:x="7.358cm" svg:y="3.648cm">
          <draw:text-box>
            <text:p text:style-name="P2"><text:span text:style-name="T1">(Scheduled) Events</text:span></text:p>
          </draw:text-box>
        </draw:frame>
        <draw:frame draw:style-name="gr2" draw:text-style-name="P3" draw:layer="layout" svg:width="2.54cm" svg:height="0.762cm" svg:x="3.032cm" svg:y="6.461cm">
          <draw:text-box>
            <text:p text:style-name="P2"><text:span text:style-name="T1">Action</text:span></text:p>
          </draw:text-box>
        </draw:frame>
        <draw:frame draw:style-name="gr16" draw:text-style-name="P7" draw:layer="layout" svg:width="2.59cm" svg:height="0.725cm" svg:x="7.223cm" svg:y="7.35cm">
          <draw:text-box>
            <text:p text:style-name="P6"><text:span text:style-name="T2">Schedules</text:span></text:p>
          </draw:text-box>
        </draw:frame>
        <draw:custom-shape draw:style-name="gr17" draw:text-style-name="P16" draw:layer="layout" svg:width="9.398cm" svg:height="1.232cm" svg:x="4.937cm" svg:y="11.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7" draw:layer="layout" svg:width="0.635cm" svg:height="0.762cm" svg:x="4.302cm" svg:y="12.8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" draw:text-style-name="P19" draw:layer="layout" svg:width="2.794cm" svg:height="0.725cm" svg:x="2.223cm" svg:y="12.864cm">
          <draw:text-box>
            <text:p text:style-name="P18"><text:span text:style-name="T5">UPDATE</text:span></text:p>
          </draw:text-box>
        </draw:frame>
        <draw:custom-shape draw:style-name="gr18" draw:text-style-name="P17" draw:layer="layout" svg:width="0.635cm" svg:height="0.762cm" svg:x="15.986cm" svg:y="12.8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0" draw:text-style-name="P19" draw:layer="layout" svg:width="2.794cm" svg:height="1.199cm" svg:x="16.589cm" svg:y="12.692cm">
          <draw:text-box>
            <text:p text:style-name="P18"><text:span text:style-name="T5">STATE</text:span></text:p>
            <text:p text:style-name="P18"><text:span text:style-name="T5">CHANGED</text:span></text:p>
          </draw:text-box>
        </draw:frame>
        <draw:frame draw:style-name="gr7" draw:text-style-name="P21" draw:layer="layout" svg:width="3.302cm" svg:height="1.199cm" svg:x="2.348cm" svg:y="8.056cm">
          <draw:text-box>
            <text:p text:style-name="P20"><text:span text:style-name="T6">External</text:span></text:p>
            <text:p text:style-name="P20"><text:span text:style-name="T6">Operations</text:span></text:p>
          </draw:text-box>
        </draw:frame>
        <draw:frame draw:style-name="gr21" draw:text-style-name="P19" draw:layer="layout" svg:width="3.302cm" svg:height="0.791cm" svg:x="8.239cm" svg:y="13.009cm">
          <draw:text-box>
            <text:p text:style-name="P18"><text:span text:style-name="T5">Notifications</text:span></text:p>
          </draw:text-box>
        </draw:frame>
        <draw:line draw:style-name="gr15" draw:text-style-name="P1" draw:layer="layout" svg:x1="11.287cm" svg:y1="13.319cm" svg:x2="15.732cm" svg:y2="13.319cm">
          <text:p/>
        </draw:line>
        <draw:line draw:style-name="gr15" draw:text-style-name="P1" draw:layer="layout" svg:x1="8.239cm" svg:y1="13.319cm" svg:x2="5.191cm" svg:y2="13.319cm">
          <text:p/>
        </draw:line>
        <draw:custom-shape draw:style-name="gr22" draw:text-style-name="P22" draw:layer="layout" svg:width="0.254cm" svg:height="0.254cm" svg:x="13.284cm" svg:y="5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draw:layer="layout" svg:width="0.254cm" svg:height="0.254cm" svg:x="13.785cm" svg:y="5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draw:layer="layout" svg:width="0.254cm" svg:height="0.254cm" svg:x="14.285cm" svg:y="5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cm" svg:height="1.199cm" svg:x="17.345cm" svg:y="9.127cm">
          <draw:text-box>
            <text:p text:style-name="P2"><text:span text:style-name="T1">Queue</text:span></text:p>
            <text:p text:style-name="P2"><text:span text:style-name="T1">[Entity]</text:span></text:p>
          </draw:text-box>
        </draw:frame>
        <draw:frame draw:style-name="gr2" draw:text-style-name="P3" draw:layer="layout" svg:width="9.525cm" svg:height="0.762cm" svg:x="4.81cm" svg:y="11.614cm">
          <draw:text-box>
            <text:p text:style-name="P2"><text:span text:style-name="T1">Operation Invocation: State Transformation </text:span></text:p>
          </draw:text-box>
        </draw:frame>
        <draw:frame draw:style-name="gr7" draw:text-style-name="P7" draw:layer="layout" svg:width="2.59cm" svg:height="1.199cm" svg:x="3.432cm" svg:y="7.467cm">
          <draw:text-box>
            <text:p text:style-name="P6"><text:span text:style-name="T2">Invokes</text:span></text:p>
          </draw:text-box>
        </draw:frame>
        <draw:frame draw:style-name="gr2" draw:text-style-name="P3" draw:layer="layout" svg:width="2.54cm" svg:height="0.762cm" svg:x="8.732cm" svg:y="6.461cm">
          <draw:text-box>
            <text:p text:style-name="P2"><text:span text:style-name="T1">Action</text:span></text:p>
          </draw:text-box>
        </draw:frame>
        <draw:line draw:style-name="gr1" draw:text-style-name="P1" draw:layer="layout" svg:x1="10.017cm" svg:y1="7.096cm" svg:x2="11.287cm" svg:y2="9.382cm">
          <text:p/>
        </draw:line>
        <draw:frame draw:style-name="gr7" draw:text-style-name="P7" draw:layer="layout" svg:width="2.59cm" svg:height="1.199cm" svg:x="10.321cm" svg:y="7.25cm">
          <draw:text-box>
            <text:p text:style-name="P6"><text:span text:style-name="T2">Invokes</text:span></text:p>
          </draw:text-box>
        </draw:frame>
        <draw:frame draw:style-name="gr7" draw:text-style-name="P7" draw:layer="layout" svg:width="1.871cm" svg:height="1.199cm" svg:x="15.512cm" svg:y="4.645cm">
          <draw:text-box>
            <text:p text:style-name="P6"><text:span text:style-name="T2">t=40.6</text:span></text:p>
          </draw:text-box>
        </draw:frame>
        <draw:frame draw:style-name="gr7" draw:text-style-name="P7" draw:layer="layout" svg:width="1.616cm" svg:height="1.199cm" svg:x="14.116cm" svg:y="2.305cm">
          <draw:text-box>
            <text:p text:style-name="P6"><text:span text:style-name="T2">40.6</text:span></text:p>
          </draw:text-box>
        </draw:frame>
        <draw:frame draw:style-name="gr7" draw:text-style-name="P21" draw:layer="layout" svg:width="6.096cm" svg:height="1.199cm" svg:x="9.855cm" svg:y="10.342cm">
          <draw:text-box>
            <text:p text:style-name="P20"><text:span text:style-name="T6">Internal Operat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2T21:32:57.099241814</meta:creation-date>
    <dc:date>2017-06-02T23:52:33.048112849</dc:date>
    <meta:editing-duration>PT35M41S</meta:editing-duration>
    <meta:editing-cycles>9</meta:editing-cycles>
    <meta:generator>LibreOffice/5.2.5.1$Linux_X86_64 LibreOffice_project/20$Build-1</meta:generator>
    <meta:document-statistic meta:object-count="76"/>
  </office:meta>
</office:document-meta>
</file>